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4</text:p>
      <text:p text:style-name="Standard">I had a pretty productive day today. I got alot done in all my projects. I have been mainly working on documetation. I finished up current 4Chan documentation with the resources I currently had, and I also worked on Twitter, FaceBook, and Tumblr</text:p>
      <text:p text:style-name="Standard">So if you noticed with build 3.03 I have been relying heavily on Internet Historian for a lot of documentation. It is one of the easiest resources I have access to, and he does a good job at it. In the future, I will showcase other people</text:p>
      <text:p text:style-name="Standard">I also added a little bit of reddit and Vinesauce into internet legends</text:p>
      <text:p text:style-name="Standard">Overall, today was a very good day</text:p>
      <text:p text:style-name="Standard">Sean Patrick Myrick on February 13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23:12.341000000</meta:creation-date>
    <dc:date>2019-02-14T11:23:27.075000000</dc:date>
    <meta:editing-duration>PT26S</meta:editing-duration>
    <meta:editing-cycles>1</meta:editing-cycles>
    <meta:document-statistic meta:table-count="0" meta:image-count="0" meta:object-count="0" meta:page-count="1" meta:paragraph-count="6" meta:word-count="123" meta:character-count="657" meta:non-whitespace-character-count="540"/>
    <meta:generator>LibreOffice/6.1.2.1$Windows_X86_64 LibreOffice_project/65905a128db06ba48db947242809d14d3f9a93fe</meta:generator>
  </office:meta>
</office:document-meta>
</file>